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.1 – CEENI Project Bootstrap: Git, Virtualenv, Django Modular Setup</text:h>
      <text:p text:style-name="Quotations">This guide will walk you step-by-step through setting up the CEENI Platform Django project using modular, scalable practices. It matches the actual codebase exactly.</text:p>
      <text:p text:style-name="Horizontal_20_Line"/>
      <text:h text:style-name="Heading_20_2" text:outline-level="2">✅ Prerequisites</text:h>
      <text:list text:style-name="L1">
        <text:list-item>
          <text:p text:style-name="P1">Python 3.12+</text:p>
        </text:list-item>
        <text:list-item>
          <text:p text:style-name="P1">PostgreSQL installed and running</text:p>
        </text:list-item>
        <text:list-item>
          <text:p text:style-name="P1">Git installed</text:p>
        </text:list-item>
        <text:list-item>
          <text:p text:style-name="P1">Command prompt or terminal (preferably as Administrator on Windows)</text:p>
        </text:list-item>
      </text:list>
      <text:p text:style-name="Horizontal_20_Line"/>
      <text:h text:style-name="Heading_20_2" text:outline-level="2">Step 1 – Create Project Folder</text:h>
      <text:p text:style-name="P2"><text:span text:style-name="Source_20_Text">C:\apps&gt; mkdir ceeni_platform &amp;&amp; cd ceeni_platform</text:span></text:p>
      <text:p text:style-name="Horizontal_20_Line"/>
      <text:h text:style-name="Heading_20_2" text:outline-level="2">Step 2 – Initialize Git</text:h>
      <text:p text:style-name="P2"><text:span text:style-name="Source_20_Text">git init</text:span></text:p>
      <text:p text:style-name="Text_20_body">Create a <text:span text:style-name="Strong_20_Emphasis"><text:span text:style-name="Source_20_Text">.gitignore</text:span></text:span>:</text:p>
      <text:p text:style-name="Preformatted_20_Text"><text:span text:style-name="Source_20_Text"># Python</text:span></text:p>
      <text:p text:style-name="Preformatted_20_Text"><text:span text:style-name="Source_20_Text">__pycache__/</text:span></text:p>
      <text:p text:style-name="Preformatted_20_Text"><text:span text:style-name="Source_20_Text">*.py[cod]</text:span></text:p>
      <text:p text:style-name="Preformatted_20_Text"/>
      <text:p text:style-name="Preformatted_20_Text"><text:span text:style-name="Source_20_Text"># Virtualenv</text:span></text:p>
      <text:p text:style-name="Preformatted_20_Text"><text:span text:style-name="Source_20_Text">ceeni_venv/</text:span></text:p>
      <text:p text:style-name="Preformatted_20_Text"/>
      <text:p text:style-name="Preformatted_20_Text"><text:span text:style-name="Source_20_Text"># Environment variables</text:span></text:p>
      <text:p text:style-name="Preformatted_20_Text"><text:span text:style-name="Source_20_Text">.env</text:span></text:p>
      <text:p text:style-name="Preformatted_20_Text"/>
      <text:p text:style-name="Preformatted_20_Text"><text:span text:style-name="Source_20_Text"># Database &amp; system</text:span></text:p>
      <text:p text:style-name="Preformatted_20_Text"><text:span text:style-name="Source_20_Text">*.sqlite3</text:span></text:p>
      <text:p text:style-name="Preformatted_20_Text"><text:span text:style-name="Source_20_Text">*.log</text:span></text:p>
      <text:p text:style-name="Preformatted_20_Text"><text:span text:style-name="Source_20_Text">*.pot</text:span></text:p>
      <text:p text:style-name="Preformatted_20_Text"><text:span text:style-name="Source_20_Text">*.pyc</text:span></text:p>
      <text:p text:style-name="Preformatted_20_Text"><text:span text:style-name="Source_20_Text">*.pyo</text:span></text:p>
      <text:p text:style-name="Preformatted_20_Text"/>
      <text:p text:style-name="Preformatted_20_Text"><text:span text:style-name="Source_20_Text"># OS</text:span></text:p>
      <text:p text:style-name="Preformatted_20_Text"><text:span text:style-name="Source_20_Text">.DS_Store</text:span></text:p>
      <text:p text:style-name="Preformatted_20_Text"><text:soft-page-break/><text:span text:style-name="Source_20_Text">Thumbs.db</text:span></text:p>
      <text:p text:style-name="Preformatted_20_Text"/>
      <text:p text:style-name="Preformatted_20_Text"><text:span text:style-name="Source_20_Text"># VSCode</text:span></text:p>
      <text:p text:style-name="P2"><text:span text:style-name="Source_20_Text">.vscode/</text:span></text:p>
      <text:p text:style-name="Text_20_body">And a <text:span text:style-name="Strong_20_Emphasis"><text:span text:style-name="Source_20_Text">.gitattributes</text:span></text:span>:</text:p>
      <text:p text:style-name="P2"><text:span text:style-name="Source_20_Text">* text=auto</text:span></text:p>
      <text:p text:style-name="Text_20_body">Commit them early:</text:p>
      <text:p text:style-name="Preformatted_20_Text"><text:span text:style-name="Source_20_Text">git add .gitattributes .gitignore</text:span></text:p>
      <text:p text:style-name="P2"><text:span text:style-name="Source_20_Text">git commit -m "Initialize Git with ignore rules"</text:span></text:p>
      <text:p text:style-name="Horizontal_20_Line"/>
      <text:h text:style-name="Heading_20_2" text:outline-level="2">Step 3 – Create and Activate Virtual Environment</text:h>
      <text:p text:style-name="Preformatted_20_Text"><text:span text:style-name="Source_20_Text">python -m venv ceeni_venv</text:span></text:p>
      <text:p text:style-name="P2"><text:span text:style-name="Source_20_Text">ceeni_venv\Scripts\activate</text:span></text:p>
      <text:p text:style-name="Text_20_body">Then upgrade pip:</text:p>
      <text:p text:style-name="P2"><text:span text:style-name="Source_20_Text">python -m pip install --upgrade pip</text:span></text:p>
      <text:p text:style-name="Horizontal_20_Line"/>
      <text:h text:style-name="Heading_20_2" text:outline-level="2">Step 4 – Install Required Packages</text:h>
      <text:p text:style-name="Preformatted_20_Text"><text:span text:style-name="Source_20_Text">pip install django psycopg2-binary python-dotenv</text:span></text:p>
      <text:p text:style-name="P2"><text:span text:style-name="Source_20_Text">pip freeze &gt; requirements.txt</text:span></text:p>
      <text:p text:style-name="Text_20_body">Contents of <text:span text:style-name="Strong_20_Emphasis"><text:span text:style-name="Source_20_Text">requirements.txt</text:span></text:span>:</text:p>
      <text:p text:style-name="Preformatted_20_Text"><text:span text:style-name="Source_20_Text">asgiref==3.9.1</text:span></text:p>
      <text:p text:style-name="Preformatted_20_Text"><text:span text:style-name="Source_20_Text">Django==5.2.4</text:span></text:p>
      <text:p text:style-name="Preformatted_20_Text"><text:span text:style-name="Source_20_Text">psycopg2-binary==2.9.10</text:span></text:p>
      <text:p text:style-name="Preformatted_20_Text"><text:span text:style-name="Source_20_Text">python-dotenv==1.1.1</text:span></text:p>
      <text:p text:style-name="Preformatted_20_Text"><text:span text:style-name="Source_20_Text">sqlparse==0.5.3</text:span></text:p>
      <text:p text:style-name="P2"><text:span text:style-name="Source_20_Text">tzdata==2025.2</text:span></text:p>
      <text:p text:style-name="Horizontal_20_Line"/>
      <text:h text:style-name="Heading_20_2" text:outline-level="2">Step 5 – Create Django Project with Modular Settings</text:h>
      <text:p text:style-name="P2"><text:span text:style-name="Source_20_Text">django-admin startproject config .</text:span></text:p>
      <text:p text:style-name="Text_20_body">Now modularize the settings:</text:p>
      <text:p text:style-name="Preformatted_20_Text"><text:span text:style-name="Source_20_Text">cd config</text:span></text:p>
      <text:p text:style-name="Preformatted_20_Text"><text:span text:style-name="Source_20_Text">mkdir settings</text:span></text:p>
      <text:p text:style-name="Preformatted_20_Text"><text:span text:style-name="Source_20_Text">move settings.py settings/base.py</text:span></text:p>
      <text:p text:style-name="Preformatted_20_Text"><text:span text:style-name="Source_20_Text">cd settings</text:span></text:p>
      <text:p text:style-name="P2"><text:span text:style-name="Source_20_Text">type nul &gt; dev.py &amp;&amp; type nul &gt; prod.py &amp;&amp; type nul &gt; __init__.py</text:span></text:p>
      <text:p text:style-name="Text_20_body"><text:soft-page-break/>Contents of <text:span text:style-name="Strong_20_Emphasis"><text:span text:style-name="Source_20_Text">settings/__init__.py</text:span></text:span>:</text:p>
      <text:p text:style-name="Preformatted_20_Text"><text:span text:style-name="Source_20_Text"># CEENI PLATFORM – Settings Loader</text:span></text:p>
      <text:p text:style-name="Preformatted_20_Text"><text:span text:style-name="Source_20_Text"># Loads 'dev' or 'prod' settings based on DJANGO_ENV environment variable</text:span></text:p>
      <text:p text:style-name="Preformatted_20_Text"/>
      <text:p text:style-name="Preformatted_20_Text"><text:span text:style-name="Source_20_Text">import os</text:span></text:p>
      <text:p text:style-name="Preformatted_20_Text"/>
      <text:p text:style-name="Preformatted_20_Text"><text:span text:style-name="Source_20_Text">env = os.getenv("DJANGO_ENV", "dev")</text:span></text:p>
      <text:p text:style-name="Preformatted_20_Text"/>
      <text:p text:style-name="Preformatted_20_Text"><text:span text:style-name="Source_20_Text">if env == "prod":</text:span></text:p>
      <text:p text:style-name="Preformatted_20_Text"><text:span text:style-name="Source_20_Text"><text:s text:c="4"/>from .prod import *</text:span></text:p>
      <text:p text:style-name="Preformatted_20_Text"><text:span text:style-name="Source_20_Text">else:</text:span></text:p>
      <text:p text:style-name="P2"><text:span text:style-name="Source_20_Text"><text:s text:c="4"/>from .dev import *</text:span></text:p>
      <text:p text:style-name="Horizontal_20_Line"/>
      <text:h text:style-name="Heading_20_2" text:outline-level="2">Step 6 – Setup .env and .env.example</text:h>
      <text:p text:style-name="Text_20_body"><text:span text:style-name="Source_20_Text">.env</text:span> (DO NOT COMMIT):</text:p>
      <text:p text:style-name="Preformatted_20_Text"><text:span text:style-name="Source_20_Text"># CEENI PLATFORM – LOCAL ENVIRONMENT VARIABLES</text:span></text:p>
      <text:p text:style-name="Preformatted_20_Text"><text:span text:style-name="Source_20_Text">DJANGO_ENV=dev</text:span></text:p>
      <text:p text:style-name="Preformatted_20_Text"><text:span text:style-name="Source_20_Text">SECRET_KEY=s3cr3t-k3y-f0r-dev-env</text:span></text:p>
      <text:p text:style-name="Preformatted_20_Text"><text:span text:style-name="Source_20_Text">DEBUG=True</text:span></text:p>
      <text:p text:style-name="Preformatted_20_Text"><text:span text:style-name="Source_20_Text">DB_NAME=ceeni_platform_db</text:span></text:p>
      <text:p text:style-name="Preformatted_20_Text"><text:span text:style-name="Source_20_Text">DB_USER=ceeni_platform_user</text:span></text:p>
      <text:p text:style-name="Preformatted_20_Text"><text:span text:style-name="Source_20_Text">DB_PASSWORD=@0BusiaKenya</text:span></text:p>
      <text:p text:style-name="Preformatted_20_Text"><text:span text:style-name="Source_20_Text">DB_HOST=localhost</text:span></text:p>
      <text:p text:style-name="P2"><text:span text:style-name="Source_20_Text">DB_PORT=5432</text:span></text:p>
      <text:p text:style-name="Text_20_body"><text:span text:style-name="Source_20_Text">.env.example</text:span> (Safe for Git):</text:p>
      <text:p text:style-name="Preformatted_20_Text"><text:span text:style-name="Source_20_Text"># CEENI PLATFORM – ENV EXAMPLE TEMPLATE</text:span></text:p>
      <text:p text:style-name="Preformatted_20_Text"><text:span text:style-name="Source_20_Text">DJANGO_ENV=dev</text:span></text:p>
      <text:p text:style-name="Preformatted_20_Text"><text:span text:style-name="Source_20_Text">SECRET_KEY=your-secret-key</text:span></text:p>
      <text:p text:style-name="Preformatted_20_Text"><text:span text:style-name="Source_20_Text">DEBUG=True</text:span></text:p>
      <text:p text:style-name="Preformatted_20_Text"><text:span text:style-name="Source_20_Text">DB_NAME=ceeni_platform_db</text:span></text:p>
      <text:p text:style-name="Preformatted_20_Text"><text:span text:style-name="Source_20_Text">DB_USER=ceeni_platform_user</text:span></text:p>
      <text:p text:style-name="Preformatted_20_Text"><text:span text:style-name="Source_20_Text">DB_PASSWORD=your-password</text:span></text:p>
      <text:p text:style-name="Preformatted_20_Text"><text:span text:style-name="Source_20_Text">DB_HOST=localhost</text:span></text:p>
      <text:p text:style-name="P2"><text:span text:style-name="Source_20_Text">DB_PORT=5432</text:span></text:p>
      <text:p text:style-name="Horizontal_20_Line"/>
      <text:h text:style-name="Heading_20_2" text:outline-level="2">Step 7 – Configure dev.py</text:h>
      <text:p text:style-name="Preformatted_20_Text"><text:span text:style-name="Source_20_Text">from .base import *</text:span></text:p>
      <text:p text:style-name="Preformatted_20_Text"><text:span text:style-name="Source_20_Text">from dotenv import load_dotenv</text:span></text:p>
      <text:p text:style-name="Preformatted_20_Text"><text:span text:style-name="Source_20_Text">import os</text:span></text:p>
      <text:p text:style-name="Preformatted_20_Text"/>
      <text:p text:style-name="Preformatted_20_Text"><text:span text:style-name="Source_20_Text">load_dotenv()</text:span></text:p>
      <text:p text:style-name="Preformatted_20_Text"/>
      <text:p text:style-name="Preformatted_20_Text"><text:span text:style-name="Source_20_Text">DEBUG = os.getenv("DEBUG", "True") == "True"</text:span></text:p>
      <text:p text:style-name="Preformatted_20_Text"><text:span text:style-name="Source_20_Text">SECRET_KEY = os.getenv("SECRET_KEY")</text:span></text:p>
      <text:p text:style-name="Preformatted_20_Text"><text:span text:style-name="Source_20_Text">ALLOWED_HOSTS = []</text:span></text:p>
      <text:p text:style-name="Preformatted_20_Text"/>
      <text:p text:style-name="Preformatted_20_Text"><text:soft-page-break/><text:span text:style-name="Source_20_Text">DATABASES = {</text:span></text:p>
      <text:p text:style-name="Preformatted_20_Text"><text:span text:style-name="Source_20_Text"><text:s text:c="4"/>'default': {</text:span></text:p>
      <text:p text:style-name="Preformatted_20_Text"><text:span text:style-name="Source_20_Text"><text:s text:c="8"/>'ENGINE': 'django.db.backends.postgresql',</text:span></text:p>
      <text:p text:style-name="Preformatted_20_Text"><text:span text:style-name="Source_20_Text"><text:s text:c="8"/>'NAME': os.getenv("DB_NAME"),</text:span></text:p>
      <text:p text:style-name="Preformatted_20_Text"><text:span text:style-name="Source_20_Text"><text:s text:c="8"/>'USER': os.getenv("DB_USER"),</text:span></text:p>
      <text:p text:style-name="Preformatted_20_Text"><text:span text:style-name="Source_20_Text"><text:s text:c="8"/>'PASSWORD': os.getenv("DB_PASSWORD"),</text:span></text:p>
      <text:p text:style-name="Preformatted_20_Text"><text:span text:style-name="Source_20_Text"><text:s text:c="8"/>'HOST': os.getenv("DB_HOST"),</text:span></text:p>
      <text:p text:style-name="Preformatted_20_Text"><text:span text:style-name="Source_20_Text"><text:s text:c="8"/>'PORT': os.getenv("DB_PORT"),</text:span></text:p>
      <text:p text:style-name="Preformatted_20_Text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2" text:outline-level="2">Step 8 – PostgreSQL Database Setup</text:h>
      <text:p text:style-name="P2"><text:span text:style-name="Source_20_Text">psql -U postgres</text:span></text:p>
      <text:p text:style-name="Preformatted_20_Text"><text:span text:style-name="Source_20_Text">CREATE DATABASE ceeni_platform_db;</text:span></text:p>
      <text:p text:style-name="Preformatted_20_Text"><text:span text:style-name="Source_20_Text">CREATE USER ceeni_platform_user WITH PASSWORD '@0BusiaKenya';</text:span></text:p>
      <text:p text:style-name="Preformatted_20_Text"><text:span text:style-name="Source_20_Text">GRANT ALL PRIVILEGES ON DATABASE ceeni_platform_db TO ceeni_platform_user;</text:span></text:p>
      <text:p text:style-name="Preformatted_20_Text"><text:span text:style-name="Source_20_Text">\c ceeni_platform_db</text:span></text:p>
      <text:p text:style-name="Preformatted_20_Text"><text:span text:style-name="Source_20_Text">ALTER SCHEMA public OWNER TO ceeni_platform_user;</text:span></text:p>
      <text:p text:style-name="P2"><text:span text:style-name="Source_20_Text">\q</text:span></text:p>
      <text:p text:style-name="Horizontal_20_Line"/>
      <text:h text:style-name="Heading_20_2" text:outline-level="2">Step 9 – Fix Static Directory Warning</text:h>
      <text:p text:style-name="Text_20_body">Create required folders:</text:p>
      <text:p text:style-name="P2"><text:span text:style-name="Source_20_Text">mkdir static templates</text:span></text:p>
      <text:p text:style-name="Horizontal_20_Line"/>
      <text:h text:style-name="Heading_20_2" text:outline-level="2">Step 10 – Check, Migrate, and Run Server</text:h>
      <text:p text:style-name="Preformatted_20_Text"><text:span text:style-name="Source_20_Text">python manage.py check</text:span></text:p>
      <text:p text:style-name="Preformatted_20_Text"><text:span text:style-name="Source_20_Text">python manage.py migrate</text:span></text:p>
      <text:p text:style-name="P2"><text:span text:style-name="Source_20_Text">python manage.py runserver</text:span></text:p>
      <text:p text:style-name="Text_20_body">Go to <text:a xlink:type="simple" xlink:href="http://127.0.0.1:8000/" text:style-name="Internet_20_link" text:visited-style-name="Visited_20_Internet_20_Link">http://127.0.0.1:8000</text:a> — you should see Django's welcome rocket.</text:p>
      <text:p text:style-name="Horizontal_20_Line"/>
      <text:h text:style-name="Heading_20_2" text:outline-level="2">⚠️ DO NOT CREATE A SUPERUSER YET!</text:h>
      <text:p text:style-name="Text_20_body">We are about to define a <text:span text:style-name="Strong_20_Emphasis">custom user model</text:span> in Stage A.2. Creating a superuser now would lock in the default model and require database reset later.</text:p>
      <text:p text:style-name="Horizontal_20_Line"/>
      <text:h text:style-name="Heading_20_2" text:outline-level="2"><text:soft-page-break/>🚀 You're Done!</text:h>
      <text:p text:style-name="Text_20_body">You now have:</text:p>
      <text:list text:style-name="L2">
        <text:list-item>
          <text:p text:style-name="P3">Git + Virtualenv setup</text:p>
        </text:list-item>
        <text:list-item>
          <text:p text:style-name="P3">Modular Django settings (base, dev, prod)</text:p>
        </text:list-item>
        <text:list-item>
          <text:p text:style-name="P3">Environment-specific configuration via .env</text:p>
        </text:list-item>
        <text:list-item>
          <text:p text:style-name="P3">PostgreSQL database connected</text:p>
        </text:list-item>
        <text:list-item>
          <text:p text:style-name="P3">Verified local run via Django dev server</text:p>
        </text:list-item>
      </text:list>
      <text:p text:style-name="Quotations">🔹 Next Up: A.2 — App Structure, Custom User Model, Git Flow Strateg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4T15:52:08.032209700</meta:creation-date>
    <dc:date>2025-07-14T15:52:48.135912500</dc:date>
    <meta:editing-duration>PT40S</meta:editing-duration>
    <meta:editing-cycles>1</meta:editing-cycles>
    <meta:document-statistic meta:table-count="0" meta:image-count="0" meta:object-count="0" meta:page-count="5" meta:paragraph-count="132" meta:word-count="485" meta:character-count="3660" meta:non-whitespace-character-count="3237"/>
    <meta:generator>LibreOffice/25.2.4.3$Windows_X86_64 LibreOffice_project/33e196637044ead23f5c3226cde09b47731f7e27</meta:generator>
  </office:meta>
</office:document-meta>
</file>